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Palatino" svg:font-family="Palatino"/>
    <style:font-face style:name="Trebuchet MS" svg:font-family="'Trebuchet MS'"/>
    <style:font-face style:name="HG Mincho Light J" svg:font-family="'HG Mincho Light J'" style:font-pitch="variable"/>
    <style:font-face style:name="Nimbus Sans L" svg:font-family="'Nimbus Sans L'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2pt" style:font-name-asian="Arial" style:font-size-asian="12pt" style:font-name-complex="Arial" style:font-size-complex="12pt"/>
    </style:style>
    <style:style style:name="P2" style:family="paragraph" style:parent-style-name="Text_20_body">
      <style:text-properties style:font-name="Arial" fo:font-size="12pt" style:font-name-asian="Arial" style:font-size-asian="12pt" style:font-name-complex="Arial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size="12pt" style:font-name-asian="Arial" style:font-size-asian="12pt" style:font-name-complex="Arial" style:font-size-complex="12pt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rida, R. L. (2004). <text:span text:style-name="T1">The rise of the creative class : and how it's transforming work, leisure, community and everyday life</text:span>. New York, NY, Basic Books.</text:p>
      <text:p text:style-name="Text_20_body"><text:span text:style-name="T2"><text:tab/></text:span></text:p>
      <text:p text:style-name="P2">With so many people feeling chronically pressed for time, a new set of moment-to-moment strategies has emerged. The intent is what scholars call “time deepening”-if one cannot elongate time, perhaps one can deepen or intensify it, getting more from each bit. 161</text:p>
      <text:p text:style-name="P2">On many fronts, the Creative Class lifestyle comes down to a passionate quest for experience. 166</text:p>
      <text:p text:style-name="P2">See the book <text:span text:style-name="T3">Experience Econom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Palatino" svg:font-family="Palatino"/>
    <style:font-face style:name="Trebuchet MS" svg:font-family="'Trebuchet MS'"/>
    <style:font-face style:name="HG Mincho Light J" svg:font-family="'HG Mincho Light J'" style:font-pitch="variable"/>
    <style:font-face style:name="Nimbus Sans L" svg:font-family="'Nimbus Sans L'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" fo:font-size="12pt" fo:language="en" fo:country="U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Nimbus Sans L" style:font-size-complex="14pt"/>
    </style:style>
    <style:style style:name="List" style:family="paragraph" style:parent-style-name="Text_20_body" style:class="list">
      <style:text-properties style:font-name="Trebuchet M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2-20T09:19:28</meta:creation-date>
    <dc:date>2006-02-20T11:26:35</dc:date>
    <dc:language>en-US</dc:language>
    <meta:editing-cycles>3</meta:editing-cycles>
    <meta:editing-duration>PT2H7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91" meta:character-count="543"/>
  </office:meta>
</office:document-meta>
</file>